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standard">
      <style:graphic-properties draw:stroke="solid" svg:stroke-color="#000000" draw:fill="none" draw:fill-color="#ffffff" fo:min-height="2.671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1.143cm" svg:x="6.461cm" svg:y="1cm">
          <draw:text-box>
            <text:p>Database, Catalog giấy</text:p>
          </draw:text-box>
        </draw:frame>
        <draw:frame draw:style-name="gr2" draw:text-style-name="P3" draw:layer="layout" svg:width="2.667cm" svg:height="2.921cm" svg:x="1.254cm" svg:y="3.286cm">
          <draw:text-box>
            <text:p text:style-name="P2"><text:span text:style-name="T1">Giấy</text:span></text:p>
            <text:p text:style-name="P2"><text:span text:style-name="T1">- Tên</text:span></text:p>
            <text:p text:style-name="P2"><text:span text:style-name="T1">- Diễn giải</text:span></text:p>
            <text:p text:style-name="P2"><text:span text:style-name="T1"/></text:p>
          </draw:text-box>
        </draw:frame>
        <draw:frame draw:style-name="gr2" draw:text-style-name="P3" draw:layer="layout" svg:width="2.794cm" svg:height="2.921cm" svg:x="4.937cm" svg:y="3.286cm">
          <draw:text-box>
            <text:p text:style-name="P2"><text:span text:style-name="T1">Brand</text:span></text:p>
            <text:p text:style-name="P2"><text:span text:style-name="T1">- Tên</text:span></text:p>
            <text:p text:style-name="P2"><text:span text:style-name="T1">- Diễn giải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4.2$Windows_X86_64 LibreOffice_project/2412653d852ce75f65fbfa83fb7e7b669a126d64</meta:generator>
    <dc:date>2019-06-21T06:54:57.013000000</dc:date>
    <meta:editing-duration>PT3M5S</meta:editing-duration>
    <meta:editing-cycles>1</meta:editing-cycles>
    <meta:document-statistic meta:object-count="3"/>
  </office:meta>
</office:document-meta>
</file>